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zipFileProvider.createFileSystem( FileName name , FileObject file , FileSystemOptions fileSystem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zipFileProvider.GzipFile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zipFileProvider.getCapabili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